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7a93a" officeooo:paragraph-rsid="0017a93a" style:font-size-asian="28pt" style:font-size-complex="28pt"/>
    </style:style>
    <style:style style:name="P2" style:family="paragraph" style:parent-style-name="Standard">
      <style:text-properties fo:font-size="24pt" officeooo:rsid="0017a93a" officeooo:paragraph-rsid="0017a93a" style:font-size-asian="24pt" style:font-size-complex="24pt"/>
    </style:style>
    <style:style style:name="P3" style:family="paragraph" style:parent-style-name="Standard">
      <style:text-properties fo:font-size="24pt" officeooo:rsid="0017a93a" officeooo:paragraph-rsid="00188cf6" style:font-size-asian="24pt" style:font-size-complex="24pt"/>
    </style:style>
    <style:style style:name="P4" style:family="paragraph" style:parent-style-name="Standard">
      <style:text-properties fo:font-size="20pt" officeooo:rsid="0017a93a" officeooo:paragraph-rsid="001958f3" style:font-size-asian="17.5pt" style:font-size-complex="20pt"/>
    </style:style>
    <style:style style:name="P5" style:family="paragraph" style:parent-style-name="Standard">
      <style:text-properties fo:font-size="20pt" fo:font-weight="normal" officeooo:rsid="00188cf6" officeooo:paragraph-rsid="00188cf6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officeooo:rsid="0017a93a" officeooo:paragraph-rsid="00188cf6" style:font-size-asian="17.5pt" style:font-size-complex="20pt"/>
    </style:style>
    <style:style style:name="P7" style:family="paragraph" style:parent-style-name="Standard">
      <style:text-properties fo:font-size="20pt" officeooo:rsid="00188cf6" officeooo:paragraph-rsid="00188cf6" style:font-size-asian="17.5pt" style:font-size-complex="20pt"/>
    </style:style>
    <style:style style:name="P8" style:family="paragraph" style:parent-style-name="Standard">
      <style:text-properties fo:font-size="20pt" fo:font-weight="normal" officeooo:rsid="001958f3" officeooo:paragraph-rsid="00188cf6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size="26pt" fo:font-weight="bold" officeooo:rsid="001958f3" officeooo:paragraph-rsid="00188cf6" style:font-size-asian="26pt" style:font-weight-asian="bold" style:font-size-complex="26pt" style:font-weight-complex="bold"/>
    </style:style>
    <style:style style:name="P10" style:family="paragraph" style:parent-style-name="Standard">
      <style:text-properties fo:font-size="20pt" fo:font-weight="bold" officeooo:rsid="001958f3" officeooo:paragraph-rsid="001958f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1958f3" officeooo:paragraph-rsid="00188cf6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17a93a" officeooo:paragraph-rsid="00188cf6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7a93a" officeooo:paragraph-rsid="0017a93a" style:font-size-asian="20pt" style:font-weight-asian="bold" style:font-size-complex="20pt" style:font-weight-complex="bold"/>
    </style:style>
    <style:style style:name="T1" style:family="text">
      <style:text-properties officeooo:rsid="00188cf6"/>
    </style:style>
    <style:style style:name="T2" style:family="text">
      <style:text-properties fo:font-weight="bold" officeooo:rsid="00188cf6" style:font-weight-asian="bold" style:font-weight-complex="bold"/>
    </style:style>
    <style:style style:name="T3" style:family="text">
      <style:text-properties fo:font-weight="normal" officeooo:rsid="00188cf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a93a"/>
    </style:style>
    <style:style style:name="T6" style:family="text">
      <style:text-properties fo:font-weight="bold" officeooo:rsid="001958f3" style:font-weight-asian="bold" style:font-weight-complex="bold"/>
    </style:style>
    <style:style style:name="T7" style:family="text">
      <style:text-properties officeooo:rsid="001958f3"/>
    </style:style>
    <style:style style:name="T8" style:family="text">
      <style:text-properties fo:font-weight="normal" officeooo:rsid="001958f3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ent Limitations: </text:p>
      <text:p text:style-name="P2">-You can rotate objects by only 90,180,270,360 degrees</text:p>
      <text:p text:style-name="P2">-You can use only <text:span text:style-name="T1">features of Blender used bellow</text:span></text:p>
      <text:p text:style-name="P3">-<text:span text:style-name="T1">You can`t move,scale or rotate Edges and Vertices but you can still extrude Edges as long </text:span></text:p>
      <text:p text:style-name="P1">Features of BAMER</text:p>
      <text:p text:style-name="P4"><text:tab/></text:p>
      <text:p text:style-name="P4"><text:span text:style-name="T2"><text:tab/>Change Modes</text:span><text:span text:style-name="T3">:</text:span><text:span text:style-name="T2"> </text:span><text:span text:style-name="T3">press Tab to go to Edit Mode and Tab <text:tab/>again to go to Object Mode</text:span></text:p>
      <text:p text:style-name="P5"/>
      <text:p text:style-name="P6"><text:span text:style-name="T4"><text:tab/>Move</text:span>: Any Mode select press G optional X,Y,Z to <text:tab/>move on selected axis </text:p>
      <text:p text:style-name="P6"><text:tab/></text:p>
      <text:p text:style-name="P6"><text:tab/><text:span text:style-name="T4">Scale</text:span>: Any Mode select press S select press G optional <text:tab/>X,Y,Z to scale on selected axis </text:p>
      <text:p text:style-name="P6"><text:tab/></text:p>
      <text:p text:style-name="P7"><text:tab/><text:span text:style-name="T4">Add Object</text:span>: <text:span text:style-name="T5">Any Mode </text:span>shift+A and select</text:p>
      <text:p text:style-name="P7"><text:tab/>Curent Objects: Cube,Plane</text:p>
      <text:p text:style-name="P6"><text:tab/></text:p>
      <text:p text:style-name="P6"><text:tab/><text:span text:style-name="T4">Extrude</text:span>: Edit mode select face press E </text:p>
      <text:p text:style-name="P6"><text:tab/></text:p>
      <text:p text:style-name="P6"><text:tab/><text:span text:style-name="T4">Inset</text:span>: Edit mode press Ctrl+D and S to scale selected</text:p>
      <text:p text:style-name="P6"><text:tab/></text:p>
      <text:p text:style-name="P6"><text:tab/><text:span text:style-name="T4">Duplicate</text:span>: Any Mode Ctrl+D to duplicate selected</text:p>
      <text:p text:style-name="P6"><text:tab/></text:p>
      <text:p text:style-name="P7"><text:tab/><text:span text:style-name="T4">Multiple Objects</text:span>: You can have as many objects in a <text:tab/>scene as you like</text:p>
      <text:p text:style-name="P6"><text:soft-page-break/><text:tab/></text:p>
      <text:p text:style-name="P7"><text:tab/><text:span text:style-name="T4">Curent Objects</text:span>: Cube,Plane</text:p>
      <text:p text:style-name="P6"><text:tab/></text:p>
      <text:p text:style-name="P6"><text:span text:style-name="T2"><text:tab/>Delete Faces</text:span><text:span text:style-name="T1">: Edit mode</text:span><text:tab/><text:span text:style-name="T1"> Select faces press delete <text:tab/>select Faces</text:span></text:p>
      <text:p text:style-name="P6"><text:tab/></text:p>
      <text:p text:style-name="P6"><text:span text:style-name="T1"><text:tab/></text:span><text:span text:style-name="T6">Add Lines</text:span><text:span text:style-name="T1">: Edit mode press Ctrl+R Scroll to add <text:tab/></text:span><text:span text:style-name="T7">more </text:span><text:span text:style-name="T1">lines ,choose where you want the lines,</text:span></text:p>
      <text:p text:style-name="P6"><text:tab/></text:p>
      <text:p text:style-name="P6"><text:tab/><text:span text:style-name="T6">Add color</text:span><text:span text:style-name="T8">: Find material , change color only</text:span></text:p>
      <text:p text:style-name="P8"/>
      <text:p text:style-name="P8"><text:tab/></text:p>
      <text:p text:style-name="P8"><text:tab/><text:span text:style-name="T4">Fill</text:span>: Select edges press F </text:p>
      <text:p text:style-name="P8"/>
      <text:p text:style-name="P8"><text:tab/><text:span text:style-name="T9">Modiefiers</text:span></text:p>
      <text:p text:style-name="P9"><text:tab/><text:tab/><text:span text:style-name="T10">Mirror,Boolean,Array</text:span></text:p>
      <text:p text:style-name="P10"><text:tab/></text:p>
      <text:p text:style-name="P10"><text:tab/></text:p>
      <text:p text:style-name="P11"><text:tab/></text:p>
      <text:p text:style-name="P11"/>
      <text:p text:style-name="P1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<text:tab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08:38:25.744297200</meta:creation-date>
    <dc:date>2025-03-04T11:07:20.193597300</dc:date>
    <meta:editing-duration>PT8M54S</meta:editing-duration>
    <meta:editing-cycles>2</meta:editing-cycles>
    <meta:generator>LibreOffice/25.2.0.3$Windows_X86_64 LibreOffice_project/e1cf4a87eb02d755bce1a01209907ea5ddc8f069</meta:generator>
    <meta:print-date>2025-03-04T11:07:16.355816900</meta:print-date>
    <meta:printed-by>Súbory PDF</meta:printed-by>
    <meta:document-statistic meta:table-count="0" meta:image-count="0" meta:object-count="0" meta:page-count="3" meta:paragraph-count="39" meta:word-count="177" meta:character-count="1062" meta:non-whitespace-character-count="858"/>
  </office:meta>
</office:document-meta>
</file>